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fill-color="#63bbee" draw:textarea-vertical-align="middle" draw:auto-grow-height="false" fo:min-height="0.75cm" fo:min-width="1.9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cm" draw:marker-start-width="0.148cm" draw:marker-end-width="0.148cm" draw:fill-color="#1e90ff" draw:opacity="50%" draw:textarea-horizontal-align="justify" draw:textarea-vertical-align="middle" draw:auto-grow-height="false" fo:min-height="0.347cm" fo:min-width="0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46cm" fo:min-width="0cm"/>
    </style:style>
    <style:style style:name="gr4" style:family="graphic" style:parent-style-name="objectwithoutfill">
      <style:graphic-properties svg:stroke-width="0.035cm" svg:stroke-color="#000000" draw:marker-start-width="0.245cm" draw:marker-end-width="0.245cm" draw:fill="none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24cm" fo:min-width="0cm"/>
    </style:style>
    <style:style style:name="gr7" style:family="graphic" style:parent-style-name="standard">
      <style:graphic-properties draw:stroke="none" svg:stroke-width="0cm" draw:marker-start-width="0.148cm" draw:marker-end-width="0.148cm" draw:fill-color="#1e90ff" draw:opacity="50%" draw:textarea-horizontal-align="justify" draw:textarea-vertical-align="middle" draw:auto-grow-height="false" fo:min-height="0.346cm" fo:min-width="0cm"/>
      <style:paragraph-properties style:writing-mode="lr-tb"/>
    </style:style>
    <style:style style:name="gr8" style:family="graphic" style:parent-style-name="standard">
      <style:graphic-properties draw:stroke="none" svg:stroke-width="0.035cm" draw:marker-start-width="0.252cm" draw:marker-end-width="0.252cm" draw:fill-color="#ffffff" draw:textarea-horizontal-align="justify" draw:textarea-vertical-align="middle" draw:auto-grow-height="false" fo:min-height="0.141cm" fo:min-width="0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draw:marker-start-width="0.252cm" draw:marker-end-width="0.252cm" draw:fill-color="#ffffff" draw:textarea-horizontal-align="justify" draw:textarea-vertical-align="middle" draw:auto-grow-height="false" fo:min-height="0.221cm" fo:min-width="0cm"/>
      <style:paragraph-properties style:writing-mode="lr-tb"/>
    </style:style>
    <style:style style:name="gr11" style:family="graphic" style:parent-style-name="standard">
      <style:graphic-properties draw:stroke="none" svg:stroke-width="0cm" draw:marker-start-width="0.148cm" draw:marker-end-width="0.148cm" draw:fill-color="#1e90ff" draw:opacity="10%" draw:textarea-horizontal-align="justify" draw:textarea-vertical-align="middle" draw:auto-grow-height="false" fo:min-height="0.346cm" fo:min-width="0cm"/>
      <style:paragraph-properties style:writing-mode="lr-tb"/>
    </style:style>
    <style:style style:name="gr12" style:family="graphic" style:parent-style-name="standard">
      <style:graphic-properties draw:stroke="none" svg:stroke-width="0.035cm" draw:marker-start-width="0.252cm" draw:marker-end-width="0.252cm" draw:fill-color="#ffffff" draw:textarea-horizontal-align="justify" draw:textarea-vertical-align="middle" draw:auto-grow-height="false" fo:min-height="0.24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4" style:family="graphic" style:parent-style-name="standard">
      <style:graphic-properties draw:stroke="none" svg:stroke-color="#000000" draw:fill-color="#5ffd6a" draw:opacity="50%" draw:textarea-horizontal-align="justify" draw:textarea-vertical-align="middle" draw:auto-grow-height="false" fo:min-height="0.461cm" fo:min-width="0cm" draw:shadow-opacity="50%"/>
    </style:style>
    <style:style style:name="gr15" style:family="graphic" style:parent-style-name="objectwithoutfill">
      <style:graphic-properties svg:stroke-width="0.028cm" svg:stroke-color="#000000" draw:marker-start-width="0.242cm" draw:marker-end-width="0.242cm" draw:fill="none" draw:textarea-vertical-align="middle" draw:auto-grow-height="fals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-color="#5ffd6a" draw:opacity="50%" draw:textarea-horizontal-align="justify" draw:textarea-vertical-align="middle" draw:auto-grow-height="false" fo:min-height="0.462cm" fo:min-width="0.194cm" draw:shadow-opacity="50%"/>
    </style:style>
    <style:style style:name="gr17" style:family="graphic" style:parent-style-name="objectwithoutfill">
      <style:graphic-properties svg:stroke-width="0.028cm" svg:stroke-color="#000000" draw:marker-start-width="0.294cm" draw:marker-end-width="0.294cm" draw:fill="none" draw:textarea-vertical-align="middle" draw:auto-grow-height="false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draw:fill-color="#ffffff" draw:opacity="100%" draw:textarea-horizontal-align="justify" draw:textarea-vertical-align="middle" draw:auto-grow-height="false" fo:min-height="0cm" fo:min-width="0cm" fo:padding-top="0.139cm" fo:padding-bottom="0.139cm" fo:padding-left="0.264cm" fo:padding-right="0.264cm" draw:shadow-opacity="50%"/>
    </style:style>
    <style:style style:name="gr19" style:family="graphic" style:parent-style-name="standard">
      <style:graphic-properties draw:stroke="none" svg:stroke-color="#000000" draw:fill="solid" draw:fill-color="#5ffd6a" draw:opacity="50%" draw:textarea-horizontal-align="justify" draw:textarea-vertical-align="middle" draw:auto-grow-height="false" fo:min-height="0.462cm" fo:min-width="0.196cm" draw:shadow-opacity="50%"/>
    </style:style>
    <style:style style:name="gr20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-color="#5ffd6a" draw:opacity="50%" draw:textarea-horizontal-align="justify" draw:textarea-vertical-align="middle" draw:auto-grow-height="false" fo:min-height="0.462cm" fo:min-width="0.195cm" draw:shadow-opacity="50%"/>
    </style:style>
    <style:style style:name="gr22" style:family="graphic" style:parent-style-name="objectwithoutfill">
      <style:graphic-properties svg:stroke-width="0.028cm" svg:stroke-color="#000000" draw:marker-start-width="0.242cm" draw:marker-end-width="0.242cm" draw:fill="none" draw:fill-color="#ffffff" draw:opacity="100%" draw:textarea-vertical-align="middle" draw:auto-grow-height="false" fo:min-height="0.516cm" fo:min-width="0.266cm" fo:padding-top="0.139cm" fo:padding-bottom="0.139cm" fo:padding-left="0.264cm" fo:padding-right="0.264cm" draw:shadow-opacity="50%"/>
    </style:style>
    <style:style style:name="gr23" style:family="graphic" style:parent-style-name="standard">
      <style:graphic-properties draw:stroke="none" svg:stroke-color="#000000" draw:fill-color="#5ffd6a" draw:opacity="50%" draw:textarea-horizontal-align="justify" draw:textarea-vertical-align="middle" draw:auto-grow-height="false" fo:min-height="0.462cm" fo:min-width="0.064cm" draw:shadow-opacity="50%"/>
    </style:style>
    <style:style style:name="gr24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  <style:paragraph-properties style:writing-mode="lr-tb"/>
    </style:style>
    <style:style style:name="gr26" style:family="graphic" style:parent-style-name="standard">
      <style:graphic-properties draw:stroke="none" svg:stroke-color="#000000" draw:fill-color="#5ffd6a" draw:opacity="50%" draw:textarea-horizontal-align="justify" draw:textarea-vertical-align="middle" draw:auto-grow-height="false" fo:min-height="0.462cm" fo:min-width="0.054cm" draw:shadow-opacity="50%"/>
    </style:style>
    <style:style style:name="gr27" style:family="graphic" style:parent-style-name="standard">
      <style:graphic-properties draw:stroke="none" svg:stroke-color="#000000" draw:fill-color="#afd095" draw:opacity="50%" draw:textarea-horizontal-align="justify" draw:textarea-vertical-align="middle" draw:auto-grow-height="false" fo:min-height="0.462cm" fo:min-width="0.194cm" draw:shadow-opacity="50%"/>
    </style:style>
    <style:style style:name="gr28" style:family="graphic" style:parent-style-name="standard">
      <style:graphic-properties draw:stroke="none" svg:stroke-color="#000000" draw:fill-color="#afd095" draw:opacity="50%" draw:textarea-horizontal-align="justify" draw:textarea-vertical-align="middle" draw:auto-grow-height="false" fo:min-height="0.462cm" fo:min-width="0.196cm" draw:shadow-opacity="50%"/>
    </style:style>
    <style:style style:name="gr29" style:family="graphic" style:parent-style-name="standard">
      <style:graphic-properties draw:stroke="none" svg:stroke-color="#000000" draw:fill-color="#afd095" draw:opacity="50%" draw:textarea-horizontal-align="justify" draw:textarea-vertical-align="middle" draw:auto-grow-height="false" fo:min-height="0.462cm" fo:min-width="0.195cm" draw:shadow-opacity="50%"/>
    </style:style>
    <style:style style:name="gr30" style:family="graphic" style:parent-style-name="standard">
      <style:graphic-properties draw:stroke="none" svg:stroke-color="#000000" draw:fill-color="#5ffd6a" draw:opacity="50%" draw:textarea-horizontal-align="justify" draw:textarea-vertical-align="middle" draw:auto-grow-height="false" fo:min-height="0.462cm" fo:min-width="0.196cm" draw:shadow-opacity="50%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true" fo:min-height="0cm" fo:min-width="0cm" fo:padding-top="0.139cm" fo:padding-bottom="0.139cm" fo:padding-left="0.264cm" fo:padding-right="0.264cm" draw:shadow="hidden"/>
    </style:style>
    <style:style style:name="gr3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-color="#5ffd6a" draw:opacity="50%" draw:textarea-horizontal-align="justify" draw:textarea-vertical-align="middle" draw:auto-grow-height="false" fo:min-height="0.462cm" fo:min-width="0.15cm" draw:shadow-opacity="50%"/>
    </style:style>
    <style:style style:name="gr34" style:family="graphic" style:parent-style-name="objectwithoutfill">
      <style:graphic-properties draw:stroke="dash" draw:stroke-dash="Dot" svg:stroke-width="0.042cm" svg:stroke-color="#000000" draw:marker-start-width="0.262cm" draw:marker-end-width="0.262cm" draw:fill="none" draw:textarea-vertical-align="middle" draw:auto-grow-height="false" fo:padding-top="0.145cm" fo:padding-bottom="0.145cm" fo:padding-left="0.27cm" fo:padding-right="0.27cm"/>
    </style:style>
    <style:style style:name="gr35" style:family="graphic" style:parent-style-name="objectwithoutfill">
      <style:graphic-properties draw:stroke="solid" draw:stroke-dash="Dot" svg:stroke-width="0.042cm" svg:stroke-color="#000000" draw:marker-start-width="0.262cm" draw:marker-end-width="0.262cm" draw:fill="none" draw:textarea-vertical-align="middle" draw:auto-grow-height="false" fo:padding-top="0.146cm" fo:padding-bottom="0.146cm" fo:padding-left="0.271cm" fo:padding-right="0.271cm"/>
    </style:style>
    <style:style style:name="gr36" style:family="graphic" style:parent-style-name="standard">
      <style:graphic-properties draw:stroke="none" svg:stroke-color="#000000" draw:fill="solid" draw:fill-color="#ffff38" draw:opacity="35%" draw:textarea-horizontal-align="justify" draw:textarea-vertical-align="middle" draw:auto-grow-height="false" fo:min-height="0.462cm" fo:min-width="0.221cm" draw:shadow-opacity="35%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none" draw:fill-color="#ffffff" draw:opacity="50%" draw:textarea-horizontal-align="justify" draw:textarea-vertical-align="middle" draw:auto-grow-height="false" fo:min-height="0.366cm" fo:min-width="0cm" fo:padding-top="0.139cm" fo:padding-bottom="0.139cm" fo:padding-left="0.264cm" fo:padding-right="0.264cm" draw:shadow-opacity="50%"/>
    </style:style>
    <style:style style:name="gr38" style:family="graphic" style:parent-style-name="objectwithoutfill">
      <style:graphic-properties svg:stroke-width="0.028cm" svg:stroke-color="#ff0000" draw:marker-start-width="0.242cm" draw:marker-end="Arrow" draw:marker-end-width="0.15cm" draw:fill="none" draw:textarea-vertical-align="middle" draw:auto-grow-height="false" fo:padding-top="0.139cm" fo:padding-bottom="0.139cm" fo:padding-left="0.264cm" fo:padding-right="0.264cm"/>
    </style:style>
    <style:style style:name="gr39" style:family="graphic" style:parent-style-name="standard">
      <style:graphic-properties draw:stroke="none" svg:stroke-color="#000000" draw:fill="solid" draw:fill-color="#ffff38" draw:opacity="50%" draw:textarea-horizontal-align="justify" draw:textarea-vertical-align="middle" draw:auto-grow-height="false" fo:min-height="0.462cm" fo:min-width="0cm" draw:shadow-opacity="50%"/>
    </style:style>
    <style:style style:name="gr40" style:family="graphic" style:parent-style-name="objectwithoutfill">
      <style:graphic-properties svg:stroke-width="0.028cm" svg:stroke-color="#000000" draw:marker-start-width="0.242cm" draw:marker-end="Arrow" draw:marker-end-width="0.15cm" draw:fill="none" draw:textarea-vertical-align="middle" draw:auto-grow-height="false" fo:padding-top="0.139cm" fo:padding-bottom="0.139cm" fo:padding-left="0.264cm" fo:padding-right="0.264cm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38" draw:opacity="35%" draw:textarea-horizontal-align="justify" draw:textarea-vertical-align="middle" draw:auto-grow-height="false" fo:min-height="0.462cm" fo:min-width="0.706cm" draw:shadow-opacity="35%"/>
    </style:style>
    <style:style style:name="gr44" style:family="graphic" style:parent-style-name="standard">
      <style:graphic-properties draw:stroke="none" svg:stroke-color="#000000" draw:fill="solid" draw:fill-color="#ffff38" draw:opacity="35%" draw:textarea-horizontal-align="justify" draw:textarea-vertical-align="middle" draw:auto-grow-height="false" fo:min-height="0.462cm" fo:min-width="0.358cm" draw:shadow-opacity="35%"/>
    </style:style>
    <style:style style:name="gr45" style:family="graphic" style:parent-style-name="objectwithoutfill">
      <style:graphic-properties svg:stroke-width="0.028cm" svg:stroke-color="#127622" draw:marker-start-width="0.242cm" draw:marker-end="Arrow" draw:marker-end-width="0.15cm" draw:fill="none" draw:textarea-vertical-align="middle" draw:auto-grow-height="false" fo:padding-top="0.139cm" fo:padding-bottom="0.139cm" fo:padding-left="0.264cm" fo:padding-right="0.264cm"/>
    </style:style>
    <style:style style:name="P1" style:family="paragraph">
      <loext:graphic-properties draw:fill="none" draw:fill-color="#63bbee"/>
      <style:paragraph-properties fo:text-align="center"/>
    </style:style>
    <style:style style:name="P2" style:family="paragraph">
      <loext:graphic-properties draw:fill-color="#1e90ff" draw:opacity="50%"/>
      <style:paragraph-properties fo:text-align="center" style:writing-mode="lr-tb"/>
      <style:text-properties style:text-underline-style="non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6" style:family="paragraph">
      <loext:graphic-properties draw:fill-color="#1e90ff" draw:opacity="10%"/>
      <style:paragraph-properties fo:text-align="center" style:writing-mode="lr-tb"/>
      <style:text-properties style:text-underline-style="none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-color="#5ffd6a" draw:opacity="50%"/>
      <style:paragraph-properties fo:text-align="center"/>
    </style:style>
    <style:style style:name="P9" style:family="paragraph">
      <loext:graphic-properties draw:fill="none" draw:fill-color="#ffffff" draw:opacity="100%"/>
      <style:paragraph-properties fo:text-align="center"/>
      <style:text-properties style:text-underline-style="none"/>
    </style:style>
    <style:style style:name="P10" style:family="paragraph">
      <loext:graphic-properties draw:fill="solid" draw:fill-color="#5ffd6a" draw:opacity="50%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3" style:family="paragraph">
      <loext:graphic-properties draw:fill-color="#afd095" draw:opacity="50%"/>
      <style:paragraph-properties fo:text-align="center"/>
    </style:style>
    <style:style style:name="P14" style:family="paragraph">
      <loext:graphic-properties draw:fill-color="#5ffd6a" draw:opacity="50%"/>
      <style:paragraph-properties fo:text-align="center"/>
      <style:text-properties style:text-underline-style="none"/>
    </style:style>
    <style:style style:name="P15" style:family="paragraph">
      <loext:graphic-properties draw:fill="none" draw:fill-color="#ffffff" draw:opacity="100%"/>
      <style:paragraph-properties fo:text-align="center"/>
      <style:text-properties style:text-underline-style="solid" style:text-underline-width="auto" style:text-underline-color="font-color"/>
    </style:style>
    <style:style style:name="P16" style:family="paragraph">
      <loext:graphic-properties draw:fill="solid" draw:fill-color="#ffff38" draw:opacity="35%"/>
      <style:paragraph-properties fo:text-align="center"/>
    </style:style>
    <style:style style:name="P17" style:family="paragraph">
      <loext:graphic-properties draw:fill="none" draw:fill-color="#ffffff" draw:opacity="50%"/>
      <style:paragraph-properties fo:text-align="center"/>
    </style:style>
    <style:style style:name="P18" style:family="paragraph">
      <loext:graphic-properties draw:fill="solid" draw:fill-color="#ffff38" draw:opacity="50%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2.067cm" svg:y1="11.356cm" svg:x2="18.226cm" svg:y2="11.356cm">
          <text:p/>
        </draw:line>
        <draw:g>
          <draw:custom-shape draw:style-name="gr2" draw:text-style-name="P2" draw:layer="layout" svg:width="0.485cm" svg:height="0.597cm" draw:transform="rotate (1.5707963267949) translate (8.958cm 13.6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draw:layer="layout" svg:width="0.477cm" svg:height="0.296cm" svg:x="9.018cm" svg:y="13.2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4" draw:layer="layout" svg:x1="9.511cm" svg:y1="13.543cm" svg:x2="9.169cm" svg:y2="13.543cm">
                <text:p/>
              </draw:line>
              <draw:line draw:style-name="gr4" draw:text-style-name="P4" draw:layer="layout" svg:x1="9.5cm" svg:y1="13.543cm" svg:x2="9.5cm" svg:y2="13.445cm">
                <text:p/>
              </draw:line>
              <draw:custom-shape draw:style-name="gr5" draw:text-style-name="P3" draw:layer="layout" svg:width="0.094cm" svg:height="0.095cm" draw:transform="rotate (-1.5707963267949) translate (9.307cm 13.39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4" draw:layer="layout" svg:x1="9.345cm" svg:y1="13.348cm" svg:x2="9.001cm" svg:y2="13.348cm">
                <text:p/>
              </draw:line>
              <draw:line draw:style-name="gr4" draw:text-style-name="P4" draw:layer="layout" svg:x1="9.012cm" svg:y1="13.446cm" svg:x2="9.012cm" svg:y2="13.348cm">
                <text:p/>
              </draw:line>
            </draw:g>
          </draw:g>
        </draw:g>
        <draw:g>
          <draw:custom-shape draw:style-name="gr2" draw:text-style-name="P2" draw:layer="layout" svg:width="0.485cm" svg:height="0.597cm" draw:transform="rotate (1.5707963267949) translate (12.026cm 13.6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3" draw:layer="layout" svg:width="0.48cm" svg:height="0.274cm" svg:x="12.079cm" svg:y="13.308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4" draw:layer="layout" svg:x1="12.578cm" svg:y1="13.543cm" svg:x2="12.226cm" svg:y2="13.543cm">
                <text:p/>
              </draw:line>
              <draw:line draw:style-name="gr4" draw:text-style-name="P4" draw:layer="layout" svg:x1="12.567cm" svg:y1="13.543cm" svg:x2="12.567cm" svg:y2="13.445cm">
                <text:p/>
              </draw:line>
              <draw:custom-shape draw:style-name="gr5" draw:text-style-name="P3" draw:layer="layout" svg:width="0.094cm" svg:height="0.094cm" draw:transform="rotate (-1.5707963267949) translate (12.442cm 13.39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4" draw:layer="layout" svg:x1="12.414cm" svg:y1="13.348cm" svg:x2="12.069cm" svg:y2="13.348cm">
                <text:p/>
              </draw:line>
              <draw:line draw:style-name="gr4" draw:text-style-name="P4" draw:layer="layout" svg:x1="12.08cm" svg:y1="13.446cm" svg:x2="12.08cm" svg:y2="13.348cm">
                <text:p/>
              </draw:line>
              <draw:custom-shape draw:style-name="gr5" draw:text-style-name="P3" draw:layer="layout" svg:width="0.094cm" svg:height="0.095cm" draw:transform="rotate (-1.5707963267949) translate (12.306cm 13.39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2" draw:text-style-name="P2" draw:layer="layout" svg:width="0.485cm" svg:height="0.597cm" draw:transform="rotate (1.5707963267949) translate (9.944cm 13.6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094cm" svg:height="0.094cm" draw:transform="rotate (-1.5707963267949) translate (10.289cm 13.3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2" draw:layer="layout" svg:width="0.485cm" svg:height="0.596cm" draw:transform="rotate (1.5707963267949) translate (7.896cm 13.6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5" draw:layer="layout" svg:width="0.195cm" svg:height="0.391cm" svg:x="8.102cm" svg:y="13.25cm">
              <text:p/>
              <draw:enhanced-geometry svg:viewBox="0 0 21600 21600" draw:mirror-vertical="false" draw:type="rectangle" draw:enhanced-path="M 0 0 L 21600 0 21600 21600 0 21600 0 0 Z N"/>
            </draw:custom-shape>
            <draw:line draw:style-name="gr9" draw:text-style-name="P4" draw:layer="layout" svg:x1="8.091cm" svg:y1="13.641cm" svg:x2="8.091cm" svg:y2="13.25cm">
              <text:p/>
            </draw:line>
            <draw:line draw:style-name="gr9" draw:text-style-name="P4" draw:layer="layout" svg:x1="8.297cm" svg:y1="13.641cm" svg:x2="8.297cm" svg:y2="13.25cm">
              <text:p/>
            </draw:line>
            <draw:custom-shape draw:style-name="gr5" draw:text-style-name="P3" draw:layer="layout" svg:width="0.094cm" svg:height="0.095cm" draw:transform="rotate (-1.5707963267949) translate (8.241cm 13.3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7" draw:text-style-name="P2" draw:layer="layout" svg:width="0.485cm" svg:height="0.596cm" draw:transform="rotate (1.5707963267949) translate (11.015cm 13.6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5" draw:layer="layout" svg:width="0.195cm" svg:height="0.471cm" svg:x="11.217cm" svg:y="13.21cm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4" draw:layer="layout" svg:x1="11.209cm" svg:y1="13.66cm" svg:x2="11.209cm" svg:y2="13.217cm">
              <text:p/>
            </draw:line>
            <draw:line draw:style-name="gr9" draw:text-style-name="P4" draw:layer="layout" svg:x1="11.417cm" svg:y1="13.66cm" svg:x2="11.417cm" svg:y2="13.217cm">
              <text:p/>
            </draw:line>
            <draw:g>
              <draw:custom-shape draw:style-name="gr5" draw:text-style-name="P3" draw:layer="layout" svg:width="0.094cm" svg:height="0.094cm" draw:transform="rotate (-1.5707963267949) translate (11.36cm 13.38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3" draw:layer="layout" svg:width="0.095cm" svg:height="0.094cm" draw:transform="rotate (-1.5707963267949) translate (11.36cm 13.24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3" draw:layer="layout" svg:width="0.093cm" svg:height="0.094cm" draw:transform="rotate (-1.5707963267949) translate (11.36cm 13.54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11" draw:text-style-name="P6" draw:layer="layout" svg:width="0.485cm" svg:height="0.596cm" draw:transform="rotate (1.5707963267949) translate (15.541cm 1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5" draw:layer="layout" svg:width="0.196cm" svg:height="0.499cm" svg:x="15.744cm" svg:y="13.271cm">
              <text:p/>
              <draw:enhanced-geometry svg:viewBox="0 0 21600 21600" draw:mirror-vertical="false" draw:type="rectangle" draw:enhanced-path="M 0 0 L 21600 0 21600 21600 0 21600 0 0 Z N"/>
            </draw:custom-shape>
            <draw:g>
              <draw:custom-shape draw:style-name="gr5" draw:text-style-name="P3" draw:layer="layout" svg:width="0.095cm" svg:height="0.095cm" draw:transform="rotate (-1.5707963267949) translate (15.887cm 13.32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3" draw:layer="layout" svg:width="0.094cm" svg:height="0.095cm" draw:transform="rotate (-1.5707963267949) translate (15.887cm 13.62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9" draw:text-style-name="P4" draw:layer="layout" svg:x1="15.735cm" svg:y1="13.742cm" svg:x2="15.735cm" svg:y2="13.299cm">
              <text:p/>
            </draw:line>
            <draw:line draw:style-name="gr9" draw:text-style-name="P4" draw:layer="layout" svg:x1="15.942cm" svg:y1="13.742cm" svg:x2="15.942cm" svg:y2="13.299cm">
              <text:p/>
            </draw:line>
          </draw:g>
        </draw:g>
        <draw:frame draw:style-name="gr13" draw:text-style-name="P7" draw:layer="layout" svg:width="6.813cm" svg:height="1.039cm" svg:x="1.072cm" svg:y="13.031cm">
          <draw:text-box>
            <text:p><text:span text:style-name="T1">Guardados: ancho=0,61 ; 71 pixels/cm</text:span></text:p>
            <text:p><text:span text:style-name="T1"/></text:p>
          </draw:text-box>
        </draw:frame>
        <draw:frame draw:style-name="gr13" draw:text-style-name="P7" draw:layer="layout" svg:width="6.147cm" svg:height="1.039cm" svg:x="1.539cm" svg:y="14.929cm">
          <draw:text-box>
            <text:p><text:span text:style-name="T1">Guardados: alto=0,71 ; 70 pixels/cm</text:span></text:p>
            <text:p><text:span text:style-name="T1"/></text:p>
          </draw:text-box>
        </draw:frame>
        <draw:g>
          <draw:custom-shape draw:style-name="gr14" draw:text-style-name="P8" draw:layer="layout" svg:width="0.337cm" svg:height="0.711cm" svg:x="7.916cm" svg:y="14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8.084cm" svg:y1="14.922cm" svg:x2="8.084cm" svg:y2="15.469cm">
              <text:p/>
            </draw:line>
            <draw:line draw:style-name="gr15" draw:text-style-name="P4" draw:layer="layout" svg:x1="8.086cm" svg:y1="14.923cm" svg:x2="7.97cm" svg:y2="15.055cm">
              <text:p/>
            </draw:line>
            <draw:line draw:style-name="gr15" draw:text-style-name="P4" draw:layer="layout" svg:x1="8.086cm" svg:y1="15.09cm" svg:x2="7.97cm" svg:y2="15.222cm">
              <text:p/>
            </draw:line>
            <draw:line draw:style-name="gr15" draw:text-style-name="P4" draw:layer="layout" svg:x1="8.086cm" svg:y1="15.256cm" svg:x2="7.97cm" svg:y2="15.388cm">
              <text:p/>
            </draw:line>
            <draw:line draw:style-name="gr15" draw:text-style-name="P4" draw:layer="layout" svg:x1="8.086cm" svg:y1="15.423cm" svg:x2="7.97cm" svg:y2="15.555cm">
              <text:p/>
            </draw:line>
          </draw:g>
        </draw:g>
        <draw:g>
          <draw:custom-shape draw:style-name="gr16" draw:text-style-name="P8" draw:layer="layout" svg:width="0.694cm" svg:height="0.712cm" svg:x="11.748cm" svg:y="14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17" draw:text-style-name="P4" draw:layer="layout" svg:x1="11.778cm" svg:y1="15.276cm" svg:x2="12.327cm" svg:y2="15.276cm">
                <text:p/>
              </draw:line>
              <draw:line draw:style-name="gr17" draw:text-style-name="P4" draw:layer="layout" svg:x1="11.779cm" svg:y1="15.276cm" svg:x2="11.911cm" svg:y2="15.392cm">
                <text:p/>
              </draw:line>
              <draw:line draw:style-name="gr17" draw:text-style-name="P4" draw:layer="layout" svg:x1="11.946cm" svg:y1="15.276cm" svg:x2="12.078cm" svg:y2="15.392cm">
                <text:p/>
              </draw:line>
              <draw:line draw:style-name="gr17" draw:text-style-name="P4" draw:layer="layout" svg:x1="12.113cm" svg:y1="15.276cm" svg:x2="12.245cm" svg:y2="15.392cm">
                <text:p/>
              </draw:line>
              <draw:line draw:style-name="gr17" draw:text-style-name="P4" draw:layer="layout" svg:x1="12.28cm" svg:y1="15.276cm" svg:x2="12.412cm" svg:y2="15.392cm">
                <text:p/>
              </draw:line>
            </draw:g>
            <draw:custom-shape draw:style-name="gr18" draw:text-style-name="P9" draw:layer="layout" svg:width="0.333cm" svg:height="0.326cm" svg:x="11.928cm" svg:y="14.94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9" draw:text-style-name="P10" draw:layer="layout" svg:width="0.696cm" svg:height="0.712cm" svg:x="12.829cm" svg:y="14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olyline draw:style-name="gr20" draw:text-style-name="P11" draw:layer="layout" svg:width="0.514cm" svg:height="0.204cm" draw:transform="rotate (-1.5707963267949) translate (13.2782642127508cm 14.8972044183614cm)" svg:viewBox="0 0 515 205" draw:points="0,100 95,100 161,200 229,2 324,205 385,0 426,101 515,101">
              <text:p/>
            </draw:polyline>
            <draw:g>
              <draw:line draw:style-name="gr17" draw:text-style-name="P4" draw:layer="layout" svg:x1="12.859cm" svg:y1="15.41cm" svg:x2="13.408cm" svg:y2="15.41cm">
                <text:p/>
              </draw:line>
              <draw:line draw:style-name="gr17" draw:text-style-name="P4" draw:layer="layout" svg:x1="12.86cm" svg:y1="15.41cm" svg:x2="12.992cm" svg:y2="15.526cm">
                <text:p/>
              </draw:line>
              <draw:line draw:style-name="gr17" draw:text-style-name="P4" draw:layer="layout" svg:x1="13.027cm" svg:y1="15.41cm" svg:x2="13.159cm" svg:y2="15.526cm">
                <text:p/>
              </draw:line>
              <draw:line draw:style-name="gr17" draw:text-style-name="P4" draw:layer="layout" svg:x1="13.194cm" svg:y1="15.41cm" svg:x2="13.326cm" svg:y2="15.526cm">
                <text:p/>
              </draw:line>
              <draw:line draw:style-name="gr17" draw:text-style-name="P4" draw:layer="layout" svg:x1="13.362cm" svg:y1="15.41cm" svg:x2="13.494cm" svg:y2="15.526cm">
                <text:p/>
              </draw:line>
            </draw:g>
          </draw:g>
        </draw:g>
        <draw:g>
          <draw:custom-shape draw:style-name="gr21" draw:text-style-name="P8" draw:layer="layout" svg:width="0.695cm" svg:height="0.712cm" svg:x="10.649cm" svg:y="14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17" draw:text-style-name="P4" draw:layer="layout" svg:x1="10.679cm" svg:y1="15.297cm" svg:x2="11.228cm" svg:y2="15.297cm">
                <text:p/>
              </draw:line>
              <draw:line draw:style-name="gr17" draw:text-style-name="P4" draw:layer="layout" svg:x1="10.68cm" svg:y1="15.297cm" svg:x2="10.812cm" svg:y2="15.413cm">
                <text:p/>
              </draw:line>
              <draw:line draw:style-name="gr17" draw:text-style-name="P4" draw:layer="layout" svg:x1="10.847cm" svg:y1="15.297cm" svg:x2="10.979cm" svg:y2="15.413cm">
                <text:p/>
              </draw:line>
              <draw:line draw:style-name="gr17" draw:text-style-name="P4" draw:layer="layout" svg:x1="11.015cm" svg:y1="15.297cm" svg:x2="11.147cm" svg:y2="15.413cm">
                <text:p/>
              </draw:line>
              <draw:line draw:style-name="gr17" draw:text-style-name="P4" draw:layer="layout" svg:x1="11.182cm" svg:y1="15.297cm" svg:x2="11.314cm" svg:y2="15.413cm">
                <text:p/>
              </draw:line>
            </draw:g>
            <draw:polygon draw:style-name="gr22" draw:text-style-name="P9" draw:layer="layout" svg:width="0.337cm" svg:height="0.284cm" draw:transform="skewX (-0.00890117918517105) rotate (-2.07030955871567) translate (11.2458773752245cm 15.0644112606613cm)" svg:viewBox="0 0 338 285" draw:points="0,285 338,283 335,252 331,222 324,188 307,146 291,114 270,81 247,54 229,36 206,18 185,0 0,283">
              <text:p/>
            </draw:polygon>
          </draw:g>
        </draw:g>
        <draw:g>
          <draw:custom-shape draw:style-name="gr23" draw:text-style-name="P8" draw:layer="layout" svg:width="0.564cm" svg:height="0.712cm" svg:x="15.686cm" svg:y="14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15" draw:text-style-name="P4" draw:layer="layout" svg:x1="16.132cm" svg:y1="14.923cm" svg:x2="16.132cm" svg:y2="15.47cm">
                <text:p/>
              </draw:line>
              <draw:line draw:style-name="gr15" draw:text-style-name="P4" draw:layer="layout" svg:x1="16.132cm" svg:y1="14.924cm" svg:x2="16.248cm" svg:y2="15.056cm">
                <text:p/>
              </draw:line>
              <draw:line draw:style-name="gr15" draw:text-style-name="P4" draw:layer="layout" svg:x1="16.132cm" svg:y1="15.09cm" svg:x2="16.248cm" svg:y2="15.222cm">
                <text:p/>
              </draw:line>
              <draw:line draw:style-name="gr15" draw:text-style-name="P4" draw:layer="layout" svg:x1="16.132cm" svg:y1="15.257cm" svg:x2="16.248cm" svg:y2="15.389cm">
                <text:p/>
              </draw:line>
              <draw:line draw:style-name="gr15" draw:text-style-name="P4" draw:layer="layout" svg:x1="16.132cm" svg:y1="15.423cm" svg:x2="16.248cm" svg:y2="15.555cm">
                <text:p/>
              </draw:line>
            </draw:g>
            <draw:line draw:style-name="gr15" draw:text-style-name="P4" draw:layer="layout" svg:x1="15.967cm" svg:y1="15.421cm" svg:x2="15.967cm" svg:y2="15.057cm">
              <text:p/>
            </draw:line>
            <draw:g>
              <draw:custom-shape draw:style-name="gr24" draw:text-style-name="P3" draw:layer="layout" svg:width="0.088cm" svg:height="0.089cm" draw:transform="rotate (-1.5707963267949) translate (16.057cm 15.191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3" draw:layer="layout" svg:width="0.09cm" svg:height="0.089cm" draw:transform="rotate (-1.5707963267949) translate (16.057cm 15.05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3" draw:layer="layout" svg:width="0.087cm" svg:height="0.089cm" draw:transform="rotate (-1.5707963267949) translate (16.057cm 15.334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25" draw:text-style-name="P12" draw:layer="layout" svg:width="0.891cm" svg:height="0.645cm" svg:x="15.875cm" svg:y="13.193cm">
          <draw:text-box>
            <text:p><text:span text:style-name="T2">no</text:span></text:p>
          </draw:text-box>
        </draw:frame>
        <draw:g>
          <draw:custom-shape draw:style-name="gr26" draw:text-style-name="P8" draw:layer="layout" svg:width="0.554cm" svg:height="0.712cm" svg:x="9.117cm" svg:y="14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2" draw:text-style-name="P9" draw:layer="layout" svg:width="0.357cm" svg:height="0.35cm" draw:transform="skewX (-0.672824426643814) rotate (2.24292262173791) translate (9.28830805447126cm 15.6662723476136cm)" svg:viewBox="0 0 358 351" draw:points="0,351 358,351 356,314 352,275 343,233 326,181 308,143 286,102 263,67 242,45 218,22 196,0 0,349">
            <text:p/>
          </draw:polygon>
        </draw:g>
        <draw:g>
          <draw:custom-shape draw:style-name="gr27" draw:text-style-name="P13" draw:layer="layout" svg:width="0.694cm" svg:height="0.712cm" svg:x="11.748cm" svg:y="15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17" draw:text-style-name="P4" draw:layer="layout" svg:x1="11.778cm" svg:y1="16.274cm" svg:x2="12.327cm" svg:y2="16.274cm">
                <text:p/>
              </draw:line>
              <draw:line draw:style-name="gr17" draw:text-style-name="P4" draw:layer="layout" svg:x1="11.779cm" svg:y1="16.274cm" svg:x2="11.911cm" svg:y2="16.39cm">
                <text:p/>
              </draw:line>
              <draw:line draw:style-name="gr17" draw:text-style-name="P4" draw:layer="layout" svg:x1="11.946cm" svg:y1="16.274cm" svg:x2="12.078cm" svg:y2="16.39cm">
                <text:p/>
              </draw:line>
              <draw:line draw:style-name="gr17" draw:text-style-name="P4" draw:layer="layout" svg:x1="12.113cm" svg:y1="16.274cm" svg:x2="12.245cm" svg:y2="16.39cm">
                <text:p/>
              </draw:line>
              <draw:line draw:style-name="gr17" draw:text-style-name="P4" draw:layer="layout" svg:x1="12.28cm" svg:y1="16.274cm" svg:x2="12.412cm" svg:y2="16.39cm">
                <text:p/>
              </draw:line>
            </draw:g>
            <draw:custom-shape draw:style-name="gr18" draw:text-style-name="P9" draw:layer="layout" svg:width="0.333cm" svg:height="0.326cm" svg:x="12.055cm" svg:y="15.941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8" draw:text-style-name="P13" draw:layer="layout" svg:width="0.696cm" svg:height="0.712cm" svg:x="12.829cm" svg:y="15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olyline draw:style-name="gr20" draw:text-style-name="P11" draw:layer="layout" svg:width="0.514cm" svg:height="0.204cm" draw:transform="rotate (-1.5707963267949) translate (13.4052642127508cm 15.8952044183614cm)" svg:viewBox="0 0 515 205" draw:points="0,100 95,100 161,200 229,2 324,205 385,0 426,101 515,101">
              <text:p/>
            </draw:polyline>
            <draw:g>
              <draw:line draw:style-name="gr17" draw:text-style-name="P4" draw:layer="layout" svg:x1="12.859cm" svg:y1="16.408cm" svg:x2="13.408cm" svg:y2="16.408cm">
                <text:p/>
              </draw:line>
              <draw:line draw:style-name="gr17" draw:text-style-name="P4" draw:layer="layout" svg:x1="12.86cm" svg:y1="16.408cm" svg:x2="12.992cm" svg:y2="16.524cm">
                <text:p/>
              </draw:line>
              <draw:line draw:style-name="gr17" draw:text-style-name="P4" draw:layer="layout" svg:x1="13.027cm" svg:y1="16.408cm" svg:x2="13.159cm" svg:y2="16.524cm">
                <text:p/>
              </draw:line>
              <draw:line draw:style-name="gr17" draw:text-style-name="P4" draw:layer="layout" svg:x1="13.194cm" svg:y1="16.408cm" svg:x2="13.326cm" svg:y2="16.524cm">
                <text:p/>
              </draw:line>
              <draw:line draw:style-name="gr17" draw:text-style-name="P4" draw:layer="layout" svg:x1="13.362cm" svg:y1="16.408cm" svg:x2="13.494cm" svg:y2="16.524cm">
                <text:p/>
              </draw:line>
            </draw:g>
          </draw:g>
        </draw:g>
        <draw:g>
          <draw:custom-shape draw:style-name="gr29" draw:text-style-name="P13" draw:layer="layout" svg:width="0.695cm" svg:height="0.712cm" svg:x="10.649cm" svg:y="15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17" draw:text-style-name="P4" draw:layer="layout" svg:x1="10.679cm" svg:y1="16.295cm" svg:x2="11.228cm" svg:y2="16.295cm">
                <text:p/>
              </draw:line>
              <draw:line draw:style-name="gr17" draw:text-style-name="P4" draw:layer="layout" svg:x1="10.68cm" svg:y1="16.295cm" svg:x2="10.812cm" svg:y2="16.411cm">
                <text:p/>
              </draw:line>
              <draw:line draw:style-name="gr17" draw:text-style-name="P4" draw:layer="layout" svg:x1="10.847cm" svg:y1="16.295cm" svg:x2="10.979cm" svg:y2="16.411cm">
                <text:p/>
              </draw:line>
              <draw:line draw:style-name="gr17" draw:text-style-name="P4" draw:layer="layout" svg:x1="11.015cm" svg:y1="16.295cm" svg:x2="11.147cm" svg:y2="16.411cm">
                <text:p/>
              </draw:line>
              <draw:line draw:style-name="gr17" draw:text-style-name="P4" draw:layer="layout" svg:x1="11.182cm" svg:y1="16.295cm" svg:x2="11.314cm" svg:y2="16.411cm">
                <text:p/>
              </draw:line>
            </draw:g>
            <draw:polygon draw:style-name="gr22" draw:text-style-name="P9" draw:layer="layout" svg:width="0.337cm" svg:height="0.284cm" draw:transform="skewX (-0.00890117918517106) rotate (-2.07030955871567) translate (11.3728773752245cm 16.0624112606613cm)" svg:viewBox="0 0 338 285" draw:points="0,285 338,283 335,252 331,222 324,188 307,146 291,114 270,81 247,54 229,36 206,18 185,0 0,283">
              <text:p/>
            </draw:polygon>
          </draw:g>
        </draw:g>
        <draw:g>
          <draw:custom-shape draw:style-name="gr27" draw:text-style-name="P13" draw:layer="layout" svg:width="0.694cm" svg:height="0.712cm" svg:x="11.748cm" svg:y="16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17" draw:text-style-name="P4" draw:layer="layout" svg:x1="11.778cm" svg:y1="17.272cm" svg:x2="12.327cm" svg:y2="17.272cm">
                <text:p/>
              </draw:line>
              <draw:line draw:style-name="gr17" draw:text-style-name="P4" draw:layer="layout" svg:x1="11.779cm" svg:y1="17.272cm" svg:x2="11.911cm" svg:y2="17.388cm">
                <text:p/>
              </draw:line>
              <draw:line draw:style-name="gr17" draw:text-style-name="P4" draw:layer="layout" svg:x1="11.946cm" svg:y1="17.272cm" svg:x2="12.078cm" svg:y2="17.388cm">
                <text:p/>
              </draw:line>
              <draw:line draw:style-name="gr17" draw:text-style-name="P4" draw:layer="layout" svg:x1="12.113cm" svg:y1="17.272cm" svg:x2="12.245cm" svg:y2="17.388cm">
                <text:p/>
              </draw:line>
              <draw:line draw:style-name="gr17" draw:text-style-name="P4" draw:layer="layout" svg:x1="12.28cm" svg:y1="17.272cm" svg:x2="12.412cm" svg:y2="17.388cm">
                <text:p/>
              </draw:line>
            </draw:g>
            <draw:custom-shape draw:style-name="gr18" draw:text-style-name="P9" draw:layer="layout" svg:width="0.333cm" svg:height="0.326cm" svg:x="11.801cm" svg:y="16.939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8" draw:text-style-name="P13" draw:layer="layout" svg:width="0.696cm" svg:height="0.712cm" svg:x="12.829cm" svg:y="16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olyline draw:style-name="gr20" draw:text-style-name="P11" draw:layer="layout" svg:width="0.514cm" svg:height="0.204cm" draw:transform="rotate (-1.5707963267949) translate (13.1062642127508cm 16.8932044183614cm)" svg:viewBox="0 0 515 205" draw:points="0,100 95,100 161,200 229,2 324,205 385,0 426,101 515,101">
              <text:p/>
            </draw:polyline>
            <draw:g>
              <draw:line draw:style-name="gr17" draw:text-style-name="P4" draw:layer="layout" svg:x1="12.832cm" svg:y1="17.406cm" svg:x2="13.381cm" svg:y2="17.406cm">
                <text:p/>
              </draw:line>
              <draw:line draw:style-name="gr17" draw:text-style-name="P4" draw:layer="layout" svg:x1="12.833cm" svg:y1="17.406cm" svg:x2="12.965cm" svg:y2="17.522cm">
                <text:p/>
              </draw:line>
              <draw:line draw:style-name="gr17" draw:text-style-name="P4" draw:layer="layout" svg:x1="13cm" svg:y1="17.406cm" svg:x2="13.132cm" svg:y2="17.522cm">
                <text:p/>
              </draw:line>
              <draw:line draw:style-name="gr17" draw:text-style-name="P4" draw:layer="layout" svg:x1="13.167cm" svg:y1="17.406cm" svg:x2="13.299cm" svg:y2="17.522cm">
                <text:p/>
              </draw:line>
              <draw:line draw:style-name="gr17" draw:text-style-name="P4" draw:layer="layout" svg:x1="13.335cm" svg:y1="17.406cm" svg:x2="13.467cm" svg:y2="17.522cm">
                <text:p/>
              </draw:line>
            </draw:g>
          </draw:g>
        </draw:g>
        <draw:g>
          <draw:custom-shape draw:style-name="gr29" draw:text-style-name="P13" draw:layer="layout" svg:width="0.695cm" svg:height="0.712cm" svg:x="10.649cm" svg:y="16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17" draw:text-style-name="P4" draw:layer="layout" svg:x1="10.679cm" svg:y1="17.293cm" svg:x2="11.228cm" svg:y2="17.293cm">
                <text:p/>
              </draw:line>
              <draw:line draw:style-name="gr17" draw:text-style-name="P4" draw:layer="layout" svg:x1="10.68cm" svg:y1="17.293cm" svg:x2="10.812cm" svg:y2="17.409cm">
                <text:p/>
              </draw:line>
              <draw:line draw:style-name="gr17" draw:text-style-name="P4" draw:layer="layout" svg:x1="10.847cm" svg:y1="17.293cm" svg:x2="10.979cm" svg:y2="17.409cm">
                <text:p/>
              </draw:line>
              <draw:line draw:style-name="gr17" draw:text-style-name="P4" draw:layer="layout" svg:x1="11.015cm" svg:y1="17.293cm" svg:x2="11.147cm" svg:y2="17.409cm">
                <text:p/>
              </draw:line>
              <draw:line draw:style-name="gr17" draw:text-style-name="P4" draw:layer="layout" svg:x1="11.182cm" svg:y1="17.293cm" svg:x2="11.314cm" svg:y2="17.409cm">
                <text:p/>
              </draw:line>
            </draw:g>
            <draw:polygon draw:style-name="gr22" draw:text-style-name="P9" draw:layer="layout" svg:width="0.337cm" svg:height="0.284cm" draw:transform="skewX (-0.00890117918517105) rotate (-2.07030955871567) translate (11.1188773752245cm 17.0604112606614cm)" svg:viewBox="0 0 338 285" draw:points="0,285 338,283 335,252 331,222 324,188 307,146 291,114 270,81 247,54 229,36 206,18 185,0 0,283">
              <text:p/>
            </draw:polygon>
          </draw:g>
        </draw:g>
        <draw:g>
          <draw:custom-shape draw:style-name="gr30" draw:text-style-name="P8" draw:layer="layout" svg:width="0.696cm" svg:height="0.712cm" svg:x="13.995cm" svg:y="14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4" draw:layer="layout" svg:x1="14.026cm" svg:y1="15.476cm" svg:x2="14.575cm" svg:y2="15.476cm">
              <text:p/>
            </draw:line>
            <draw:line draw:style-name="gr17" draw:text-style-name="P4" draw:layer="layout" svg:x1="14.027cm" svg:y1="15.476cm" svg:x2="14.159cm" svg:y2="15.592cm">
              <text:p/>
            </draw:line>
            <draw:line draw:style-name="gr17" draw:text-style-name="P4" draw:layer="layout" svg:x1="14.194cm" svg:y1="15.476cm" svg:x2="14.326cm" svg:y2="15.592cm">
              <text:p/>
            </draw:line>
            <draw:line draw:style-name="gr17" draw:text-style-name="P4" draw:layer="layout" svg:x1="14.361cm" svg:y1="15.476cm" svg:x2="14.493cm" svg:y2="15.592cm">
              <text:p/>
            </draw:line>
            <draw:line draw:style-name="gr17" draw:text-style-name="P4" draw:layer="layout" svg:x1="14.529cm" svg:y1="15.476cm" svg:x2="14.661cm" svg:y2="15.592cm">
              <text:p/>
            </draw:line>
          </draw:g>
          <draw:g>
            <draw:path draw:style-name="gr31" draw:text-style-name="P4" draw:layer="layout" svg:width="0.217cm" svg:height="0.436cm" svg:x="14.133cm" svg:y="14.972cm" svg:viewBox="0 0 218 437" svg:d="M218 437c-38 0-76-11-109-30s-61-46-80-80c-19-33-29-70-29-109 0-38 10-76 29-109s47-61 80-80 71-29 109-29">
              <text:p/>
            </draw:path>
            <draw:path draw:style-name="gr31" draw:text-style-name="P4" draw:layer="layout" svg:width="0.201cm" svg:height="0.35cm" svg:x="14.351cm" svg:y="14.972cm" svg:viewBox="0 0 202 351" svg:d="M0 0c36 0 70 8 101 24 31 15 57 37 74 64 18 27 27 57 27 88s-9 61-27 88c-17 26-43 48-74 64-31 15-65 23-101 23">
              <text:p/>
            </draw:path>
            <draw:path draw:style-name="gr31" draw:text-style-name="P4" draw:layer="layout" svg:width="0.134cm" svg:height="0.268cm" svg:x="14.217cm" svg:y="15.055cm" svg:viewBox="0 0 135 269" svg:d="M135 269c-24 0-47-6-68-18-20-11-37-28-49-49-12-20-18-44-18-67 0-24 6-47 18-68 12-20 29-37 49-49 21-12 44-18 68-18">
              <text:p/>
            </draw:path>
            <draw:line draw:style-name="gr20" draw:text-style-name="P11" draw:layer="layout" svg:x1="14.345cm" svg:y1="14.909cm" svg:x2="14.345cm" svg:y2="15.136cm">
              <text:p/>
            </draw:line>
            <draw:line draw:style-name="gr20" draw:text-style-name="P11" draw:layer="layout" svg:x1="14.345cm" svg:y1="15.408cm" svg:x2="14.345cm" svg:y2="15.461cm">
              <text:p/>
            </draw:line>
            <draw:path draw:style-name="gr31" draw:text-style-name="P4" draw:layer="layout" svg:width="0.11cm" svg:height="0.195cm" svg:x="14.352cm" svg:y="15.055cm" svg:viewBox="0 0 111 196" svg:d="M0 0c19 0 38 5 55 13 17 9 31 21 41 36s15 32 15 49-5 34-15 49-24 28-41 36c-17 9-36 13-55 13">
              <text:p/>
            </draw:path>
            <draw:path draw:style-name="gr31" draw:text-style-name="P4" draw:layer="layout" svg:width="0.062cm" svg:height="0.126cm" svg:x="14.289cm" svg:y="15.125cm" svg:viewBox="0 0 63 127" svg:d="M63 127c-11 0-22-3-31-8-10-6-18-14-24-24-5-9-8-20-8-31 0-12 3-23 8-32 6-10 14-18 24-23 9-6 20-9 31-9">
              <text:p/>
            </draw:path>
          </draw:g>
        </draw:g>
        <draw:g>
          <draw:custom-shape draw:style-name="gr28" draw:text-style-name="P13" draw:layer="layout" svg:width="0.696cm" svg:height="0.712cm" svg:x="13.995cm" svg:y="16.8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4" draw:layer="layout" svg:x1="14.026cm" svg:y1="17.436cm" svg:x2="14.575cm" svg:y2="17.436cm">
              <text:p/>
            </draw:line>
            <draw:line draw:style-name="gr17" draw:text-style-name="P4" draw:layer="layout" svg:x1="14.027cm" svg:y1="17.436cm" svg:x2="14.159cm" svg:y2="17.552cm">
              <text:p/>
            </draw:line>
            <draw:line draw:style-name="gr17" draw:text-style-name="P4" draw:layer="layout" svg:x1="14.194cm" svg:y1="17.436cm" svg:x2="14.326cm" svg:y2="17.552cm">
              <text:p/>
            </draw:line>
            <draw:line draw:style-name="gr17" draw:text-style-name="P4" draw:layer="layout" svg:x1="14.361cm" svg:y1="17.436cm" svg:x2="14.493cm" svg:y2="17.552cm">
              <text:p/>
            </draw:line>
            <draw:line draw:style-name="gr17" draw:text-style-name="P4" draw:layer="layout" svg:x1="14.529cm" svg:y1="17.436cm" svg:x2="14.661cm" svg:y2="17.552cm">
              <text:p/>
            </draw:line>
          </draw:g>
          <draw:g>
            <draw:path draw:style-name="gr31" draw:text-style-name="P4" draw:layer="layout" svg:width="0.217cm" svg:height="0.436cm" svg:x="14.018cm" svg:y="16.932cm" svg:viewBox="0 0 218 437" svg:d="M218 437c-38 0-76-11-109-30s-61-46-80-80c-19-33-29-70-29-109 0-38 10-76 29-109s47-61 80-80 71-29 109-29">
              <text:p/>
            </draw:path>
            <draw:path draw:style-name="gr31" draw:text-style-name="P4" draw:layer="layout" svg:width="0.201cm" svg:height="0.35cm" svg:x="14.236cm" svg:y="16.932cm" svg:viewBox="0 0 202 351" svg:d="M0 0c36 0 70 8 101 24 31 15 57 37 74 64 18 27 27 57 27 88s-9 61-27 88c-17 26-43 48-74 64-31 15-65 23-101 23">
              <text:p/>
            </draw:path>
            <draw:path draw:style-name="gr31" draw:text-style-name="P4" draw:layer="layout" svg:width="0.134cm" svg:height="0.268cm" svg:x="14.102cm" svg:y="17.015cm" svg:viewBox="0 0 135 269" svg:d="M135 269c-24 0-47-6-68-18-20-11-37-28-49-49-12-20-18-44-18-67 0-24 6-47 18-68 12-20 29-37 49-49 21-12 44-18 68-18">
              <text:p/>
            </draw:path>
            <draw:line draw:style-name="gr20" draw:text-style-name="P11" draw:layer="layout" svg:x1="14.23cm" svg:y1="16.869cm" svg:x2="14.23cm" svg:y2="17.096cm">
              <text:p/>
            </draw:line>
            <draw:line draw:style-name="gr20" draw:text-style-name="P11" draw:layer="layout" svg:x1="14.23cm" svg:y1="17.368cm" svg:x2="14.23cm" svg:y2="17.421cm">
              <text:p/>
            </draw:line>
            <draw:path draw:style-name="gr31" draw:text-style-name="P4" draw:layer="layout" svg:width="0.11cm" svg:height="0.195cm" svg:x="14.237cm" svg:y="17.015cm" svg:viewBox="0 0 111 196" svg:d="M0 0c19 0 38 5 55 13 17 9 31 21 41 36s15 32 15 49-5 34-15 49-24 28-41 36c-17 9-36 13-55 13">
              <text:p/>
            </draw:path>
            <draw:path draw:style-name="gr31" draw:text-style-name="P4" draw:layer="layout" svg:width="0.062cm" svg:height="0.126cm" svg:x="14.174cm" svg:y="17.085cm" svg:viewBox="0 0 63 127" svg:d="M63 127c-11 0-22-3-31-8-10-6-18-14-24-24-5-9-8-20-8-31 0-12 3-23 8-32 6-10 14-18 24-23 9-6 20-9 31-9">
              <text:p/>
            </draw:path>
          </draw:g>
        </draw:g>
        <draw:g>
          <draw:custom-shape draw:style-name="gr28" draw:text-style-name="P13" draw:layer="layout" svg:width="0.696cm" svg:height="0.712cm" svg:x="13.995cm" svg:y="15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4" draw:layer="layout" svg:x1="14.026cm" svg:y1="16.443cm" svg:x2="14.575cm" svg:y2="16.443cm">
              <text:p/>
            </draw:line>
            <draw:line draw:style-name="gr17" draw:text-style-name="P4" draw:layer="layout" svg:x1="14.027cm" svg:y1="16.443cm" svg:x2="14.159cm" svg:y2="16.559cm">
              <text:p/>
            </draw:line>
            <draw:line draw:style-name="gr17" draw:text-style-name="P4" draw:layer="layout" svg:x1="14.194cm" svg:y1="16.443cm" svg:x2="14.326cm" svg:y2="16.559cm">
              <text:p/>
            </draw:line>
            <draw:line draw:style-name="gr17" draw:text-style-name="P4" draw:layer="layout" svg:x1="14.361cm" svg:y1="16.443cm" svg:x2="14.493cm" svg:y2="16.559cm">
              <text:p/>
            </draw:line>
            <draw:line draw:style-name="gr17" draw:text-style-name="P4" draw:layer="layout" svg:x1="14.529cm" svg:y1="16.443cm" svg:x2="14.661cm" svg:y2="16.559cm">
              <text:p/>
            </draw:line>
          </draw:g>
          <draw:g>
            <draw:path draw:style-name="gr31" draw:text-style-name="P4" draw:layer="layout" svg:width="0.217cm" svg:height="0.436cm" svg:x="14.248cm" svg:y="15.939cm" svg:viewBox="0 0 218 437" svg:d="M218 437c-38 0-76-11-109-30s-61-46-80-80c-19-33-29-70-29-109 0-38 10-76 29-109s47-61 80-80 71-29 109-29">
              <text:p/>
            </draw:path>
            <draw:path draw:style-name="gr31" draw:text-style-name="P4" draw:layer="layout" svg:width="0.201cm" svg:height="0.35cm" svg:x="14.466cm" svg:y="15.939cm" svg:viewBox="0 0 202 351" svg:d="M0 0c36 0 70 8 101 24 31 15 57 37 74 64 18 27 27 57 27 88s-9 61-27 88c-17 26-43 48-74 64-31 15-65 23-101 23">
              <text:p/>
            </draw:path>
            <draw:path draw:style-name="gr31" draw:text-style-name="P4" draw:layer="layout" svg:width="0.134cm" svg:height="0.268cm" svg:x="14.332cm" svg:y="16.022cm" svg:viewBox="0 0 135 269" svg:d="M135 269c-24 0-47-6-68-18-20-11-37-28-49-49-12-20-18-44-18-67 0-24 6-47 18-68 12-20 29-37 49-49 21-12 44-18 68-18">
              <text:p/>
            </draw:path>
            <draw:line draw:style-name="gr20" draw:text-style-name="P11" draw:layer="layout" svg:x1="14.46cm" svg:y1="15.876cm" svg:x2="14.46cm" svg:y2="16.103cm">
              <text:p/>
            </draw:line>
            <draw:line draw:style-name="gr20" draw:text-style-name="P11" draw:layer="layout" svg:x1="14.46cm" svg:y1="16.375cm" svg:x2="14.46cm" svg:y2="16.428cm">
              <text:p/>
            </draw:line>
            <draw:path draw:style-name="gr31" draw:text-style-name="P4" draw:layer="layout" svg:width="0.11cm" svg:height="0.195cm" svg:x="14.467cm" svg:y="16.022cm" svg:viewBox="0 0 111 196" svg:d="M0 0c19 0 38 5 55 13 17 9 31 21 41 36s15 32 15 49-5 34-15 49-24 28-41 36c-17 9-36 13-55 13">
              <text:p/>
            </draw:path>
            <draw:path draw:style-name="gr31" draw:text-style-name="P4" draw:layer="layout" svg:width="0.062cm" svg:height="0.126cm" svg:x="14.404cm" svg:y="16.092cm" svg:viewBox="0 0 63 127" svg:d="M63 127c-11 0-22-3-31-8-10-6-18-14-24-24-5-9-8-20-8-31 0-12 3-23 8-32 6-10 14-18 24-23 9-6 20-9 31-9">
              <text:p/>
            </draw:path>
          </draw:g>
        </draw:g>
        <draw:custom-shape draw:style-name="gr2" draw:text-style-name="P2" draw:layer="layout" svg:width="0.485cm" svg:height="0.597cm" draw:transform="rotate (1.5707963267949) translate (13.048cm 13.6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1" draw:layer="layout" svg:x1="13.046cm" svg:y1="12.546cm" svg:x2="13.646cm" svg:y2="12.546cm">
          <text:p/>
        </draw:line>
        <draw:g>
          <draw:custom-shape draw:style-name="gr14" draw:text-style-name="P8" draw:layer="layout" svg:width="0.337cm" svg:height="0.711cm" svg:x="15.096cm" svg:y="14.88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15" draw:text-style-name="P4" draw:layer="layout" svg:x1="15.284cm" svg:y1="14.922cm" svg:x2="15.284cm" svg:y2="15.469cm">
              <text:p/>
            </draw:line>
            <draw:line draw:style-name="gr15" draw:text-style-name="P4" draw:layer="layout" svg:x1="15.282cm" svg:y1="14.923cm" svg:x2="15.398cm" svg:y2="15.055cm">
              <text:p/>
            </draw:line>
            <draw:line draw:style-name="gr15" draw:text-style-name="P4" draw:layer="layout" svg:x1="15.282cm" svg:y1="15.09cm" svg:x2="15.398cm" svg:y2="15.222cm">
              <text:p/>
            </draw:line>
            <draw:line draw:style-name="gr15" draw:text-style-name="P4" draw:layer="layout" svg:x1="15.282cm" svg:y1="15.256cm" svg:x2="15.398cm" svg:y2="15.388cm">
              <text:p/>
            </draw:line>
            <draw:line draw:style-name="gr15" draw:text-style-name="P4" draw:layer="layout" svg:x1="15.282cm" svg:y1="15.423cm" svg:x2="15.398cm" svg:y2="15.555cm">
              <text:p/>
            </draw:line>
          </draw:g>
        </draw:g>
        <draw:g>
          <draw:custom-shape draw:style-name="gr23" draw:text-style-name="P8" draw:layer="layout" svg:width="0.564cm" svg:height="0.712cm" svg:x="8.392cm" svg:y="14.88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g>
              <draw:line draw:style-name="gr15" draw:text-style-name="P4" draw:layer="layout" svg:x1="8.51cm" svg:y1="14.923cm" svg:x2="8.51cm" svg:y2="15.47cm">
                <text:p/>
              </draw:line>
              <draw:line draw:style-name="gr15" draw:text-style-name="P4" draw:layer="layout" svg:x1="8.51cm" svg:y1="14.924cm" svg:x2="8.394cm" svg:y2="15.056cm">
                <text:p/>
              </draw:line>
              <draw:line draw:style-name="gr15" draw:text-style-name="P4" draw:layer="layout" svg:x1="8.51cm" svg:y1="15.09cm" svg:x2="8.394cm" svg:y2="15.222cm">
                <text:p/>
              </draw:line>
              <draw:line draw:style-name="gr15" draw:text-style-name="P4" draw:layer="layout" svg:x1="8.51cm" svg:y1="15.257cm" svg:x2="8.394cm" svg:y2="15.389cm">
                <text:p/>
              </draw:line>
              <draw:line draw:style-name="gr15" draw:text-style-name="P4" draw:layer="layout" svg:x1="8.51cm" svg:y1="15.423cm" svg:x2="8.394cm" svg:y2="15.555cm">
                <text:p/>
              </draw:line>
            </draw:g>
            <draw:line draw:style-name="gr15" draw:text-style-name="P4" draw:layer="layout" svg:x1="8.675cm" svg:y1="15.421cm" svg:x2="8.675cm" svg:y2="15.057cm">
              <text:p/>
            </draw:line>
            <draw:g>
              <draw:custom-shape draw:style-name="gr24" draw:text-style-name="P3" draw:layer="layout" svg:width="0.088cm" svg:height="0.089cm" draw:transform="rotate (-1.5707963267949) translate (8.655cm 15.1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3" draw:layer="layout" svg:width="0.09cm" svg:height="0.089cm" draw:transform="rotate (-1.5707963267949) translate (8.655cm 15.05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3" draw:layer="layout" svg:width="0.087cm" svg:height="0.089cm" draw:transform="rotate (-1.5707963267949) translate (8.655cm 15.33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26" draw:text-style-name="P14" draw:layer="layout" svg:width="0.554cm" svg:height="0.712cm" svg:x="9.917cm" svg:y="14.88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22" draw:text-style-name="P15" draw:layer="layout" svg:width="0.357cm" svg:height="0.35cm" draw:transform="skewX (0.671428163242219) rotate (-2.24362075343871) translate (10.5228465630631cm 15.3860111782643cm)" svg:viewBox="0 0 358 351" draw:points="358,351 0,351 2,314 6,276 15,234 32,181 50,143 72,102 96,67 116,45 140,22 162,0 358,349">
            <text:p/>
          </draw:polygon>
        </draw:g>
        <draw:g>
          <draw:custom-shape draw:style-name="gr33" draw:text-style-name="P8" draw:layer="layout" svg:width="0.65cm" svg:height="0.712cm" svg:x="16.606cm" svg:y="14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16.619cm" svg:y1="15.075cm" svg:x2="17.166cm" svg:y2="15.075cm">
              <text:p/>
            </draw:line>
            <draw:line draw:style-name="gr15" draw:text-style-name="P4" draw:layer="layout" svg:x1="16.62cm" svg:y1="15.075cm" svg:x2="16.752cm" svg:y2="15.191cm">
              <text:p/>
            </draw:line>
            <draw:line draw:style-name="gr15" draw:text-style-name="P4" draw:layer="layout" svg:x1="16.786cm" svg:y1="15.075cm" svg:x2="16.918cm" svg:y2="15.191cm">
              <text:p/>
            </draw:line>
            <draw:line draw:style-name="gr15" draw:text-style-name="P4" draw:layer="layout" svg:x1="16.953cm" svg:y1="15.075cm" svg:x2="17.085cm" svg:y2="15.191cm">
              <text:p/>
            </draw:line>
            <draw:line draw:style-name="gr15" draw:text-style-name="P4" draw:layer="layout" svg:x1="17.119cm" svg:y1="15.075cm" svg:x2="17.251cm" svg:y2="15.191cm">
              <text:p/>
            </draw:line>
          </draw:g>
          <draw:g>
            <draw:custom-shape draw:style-name="gr24" draw:text-style-name="P3" draw:layer="layout" svg:width="0.088cm" svg:height="0.089cm" svg:x="16.89cm" svg:y="14.93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3" draw:layer="layout" svg:width="0.09cm" svg:height="0.089cm" svg:x="17.024cm" svg:y="14.93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3" draw:layer="layout" svg:width="0.087cm" svg:height="0.089cm" svg:x="16.737cm" svg:y="14.93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5" draw:text-style-name="P12" draw:layer="layout" svg:width="0.891cm" svg:height="0.645cm" svg:x="14.627cm" svg:y="16.31cm">
          <draw:text-box>
            <text:p><text:span text:style-name="T2">no</text:span></text:p>
          </draw:text-box>
        </draw:frame>
        <draw:g>
          <draw:custom-shape draw:style-name="gr14" draw:text-style-name="P8" draw:layer="layout" svg:width="0.337cm" svg:height="0.711cm" svg:x="17.667cm" svg:y="14.87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4" draw:text-style-name="P4" draw:layer="layout" svg:x1="17.844cm" svg:y1="14.878cm" svg:x2="17.844cm" svg:y2="15.588cm">
            <text:p/>
          </draw:line>
          <draw:line draw:style-name="gr35" draw:text-style-name="P4" draw:layer="layout" svg:x1="17.674cm" svg:y1="15.564cm" svg:x2="18.014cm" svg:y2="15.564cm">
            <text:p/>
          </draw:line>
        </draw:g>
        <draw:g>
          <draw:custom-shape draw:style-name="gr36" draw:text-style-name="P16" draw:layer="layout" svg:width="0.721cm" svg:height="0.712cm" svg:x="7.883cm" svg:y="18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7" draw:layer="layout" svg:width="0.224cm" svg:height="0.644cm" svg:x="8.131cm" svg:y="18.319cm">
            <text:p/>
            <draw:enhanced-geometry svg:viewBox="0 0 21600 21600" draw:type="rectangle" draw:enhanced-path="M 0 0 L 21600 0 21600 21600 0 21600 0 0 Z N"/>
          </draw:custom-shape>
          <draw:g>
            <draw:line draw:style-name="gr38" draw:text-style-name="P4" draw:layer="layout" svg:x1="7.993cm" svg:y1="18.96cm" svg:x2="7.993cm" svg:y2="18.312cm">
              <text:p/>
            </draw:line>
            <draw:line draw:style-name="gr38" draw:text-style-name="P4" draw:layer="layout" svg:x1="8.493cm" svg:y1="18.319cm" svg:x2="8.493cm" svg:y2="18.967cm">
              <text:p/>
            </draw:line>
          </draw:g>
        </draw:g>
        <draw:g>
          <draw:custom-shape draw:style-name="gr36" draw:text-style-name="P16" draw:layer="layout" svg:width="0.721cm" svg:height="0.712cm" svg:x="8.983cm" svg:y="18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7" draw:layer="layout" svg:width="0.224cm" svg:height="0.644cm" svg:x="9.231cm" svg:y="18.319cm">
            <text:p/>
            <draw:enhanced-geometry svg:viewBox="0 0 21600 21600" draw:type="rectangle" draw:enhanced-path="M 0 0 L 21600 0 21600 21600 0 21600 0 0 Z N"/>
          </draw:custom-shape>
          <draw:g>
            <draw:line draw:style-name="gr38" draw:text-style-name="P4" draw:layer="layout" svg:x1="9.093cm" svg:y1="18.318cm" svg:x2="9.093cm" svg:y2="18.966cm">
              <text:p/>
            </draw:line>
            <draw:line draw:style-name="gr38" draw:text-style-name="P4" draw:layer="layout" svg:x1="9.593cm" svg:y1="18.959cm" svg:x2="9.593cm" svg:y2="18.311cm">
              <text:p/>
            </draw:line>
          </draw:g>
        </draw:g>
        <draw:g>
          <draw:custom-shape draw:style-name="gr36" draw:text-style-name="P16" draw:layer="layout" svg:width="0.721cm" svg:height="0.712cm" svg:x="10.183cm" svg:y="18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7" draw:layer="layout" svg:width="0.224cm" svg:height="0.644cm" svg:x="10.431cm" svg:y="18.318cm">
            <text:p/>
            <draw:enhanced-geometry svg:viewBox="0 0 21600 21600" draw:type="rectangle" draw:enhanced-path="M 0 0 L 21600 0 21600 21600 0 21600 0 0 Z N"/>
          </draw:custom-shape>
          <draw:g>
            <draw:path draw:style-name="gr38" draw:text-style-name="P4" draw:layer="layout" svg:width="0.647cm" svg:height="0.086cm" draw:transform="rotate (1.5707963267949) translate (10.739cm 18.964cm)" svg:viewBox="0 0 648 87" svg:d="M0 0c164 107 412 124 648 0">
              <text:p/>
            </draw:path>
            <draw:path draw:style-name="gr38" draw:text-style-name="P4" draw:layer="layout" svg:width="0.647cm" svg:height="0.086cm" draw:transform="rotate (-1.5707963267949) translate (10.348cm 18.316cm)" svg:viewBox="0 0 648 87" svg:d="M648 0c-164 107-412 124-648 0">
              <text:p/>
            </draw:path>
          </draw:g>
        </draw:g>
        <draw:g>
          <draw:custom-shape draw:style-name="gr36" draw:text-style-name="P16" draw:layer="layout" svg:width="0.721cm" svg:height="0.712cm" svg:x="11.383cm" svg:y="18.28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7" draw:layer="layout" svg:width="0.224cm" svg:height="0.644cm" svg:x="11.631cm" svg:y="18.318cm">
            <text:p/>
            <draw:enhanced-geometry svg:viewBox="0 0 21600 21600" draw:mirror-vertical="true" draw:type="rectangle" draw:enhanced-path="M 0 0 L 21600 0 21600 21600 0 21600 0 0 Z N"/>
          </draw:custom-shape>
          <draw:g>
            <draw:path draw:style-name="gr38" draw:text-style-name="P4" draw:layer="layout" svg:width="0.647cm" svg:height="0.086cm" draw:transform="rotate (1.5707963267949) translate (11.939cm 18.964cm)" svg:viewBox="0 0 648 87" svg:d="M648 0c-164 107-412 124-648 0">
              <text:p/>
            </draw:path>
            <draw:path draw:style-name="gr38" draw:text-style-name="P4" draw:layer="layout" svg:width="0.647cm" svg:height="0.086cm" draw:transform="rotate (-1.5707963267949) translate (11.548cm 18.316cm)" svg:viewBox="0 0 648 87" svg:d="M0 0c164 107 412 124 648 0">
              <text:p/>
            </draw:path>
          </draw:g>
        </draw:g>
        <draw:g>
          <draw:custom-shape draw:style-name="gr39" draw:text-style-name="P18" draw:layer="layout" svg:width="0.406cm" svg:height="0.712cm" svg:x="12.713cm" svg:y="18.28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path draw:style-name="gr40" draw:text-style-name="P4" draw:layer="layout" svg:width="0.647cm" svg:height="0.11cm" draw:transform="rotate (1.5707963267949) translate (12.9156707964602cm 18.971cm)" svg:viewBox="0 0 648 111" svg:d="M0 0c164 137 412 159 648 0">
            <text:p/>
          </draw:path>
          <draw:custom-shape draw:style-name="gr41" draw:text-style-name="P19" draw:layer="layout" svg:width="0.055cm" svg:height="0.055cm" svg:x="12.803cm" svg:y="18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8" draw:layer="layout" svg:width="0.406cm" svg:height="0.712cm" svg:x="13.613cm" svg:y="18.28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path draw:style-name="gr40" draw:text-style-name="P4" draw:layer="layout" svg:width="0.647cm" svg:height="0.11cm" draw:transform="rotate (-1.5707963267949) translate (13.8163292035398cm 18.323cm)" svg:viewBox="0 0 648 111" svg:d="M648 0c-164 137-412 159-648 0">
            <text:p/>
          </draw:path>
          <draw:custom-shape draw:style-name="gr41" draw:text-style-name="P19" draw:layer="layout" svg:width="0.055cm" svg:height="0.055cm" svg:x="13.867cm" svg:y="18.64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2" draw:text-style-name="P7" draw:layer="layout" svg:width="6.147cm" svg:height="1.433cm" svg:x="1.54cm" svg:y="18.13cm">
          <draw:text-box>
            <text:p><text:span text:style-name="T1">Guardados: alto=0,56 ; 70 pixels/cm</text:span></text:p>
            <text:p><text:span text:style-name="T1">(el 70 fijo lo otro aprox)</text:span></text:p>
            <text:p><text:span text:style-name="T1"/></text:p>
          </draw:text-box>
        </draw:frame>
        <draw:g>
          <draw:custom-shape draw:style-name="gr43" draw:text-style-name="P16" draw:layer="layout" svg:width="1.206cm" svg:height="0.712cm" svg:x="7.631cm" svg:y="19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7" draw:text-style-name="P17" draw:layer="layout" svg:width="0.224cm" svg:height="0.644cm" svg:x="8.124cm" svg:y="19.319cm">
              <text:p/>
              <draw:enhanced-geometry svg:viewBox="0 0 21600 21600" draw:type="rectangle" draw:enhanced-path="M 0 0 L 21600 0 21600 21600 0 21600 0 0 Z N"/>
            </draw:custom-shape>
            <draw:line draw:style-name="gr38" draw:text-style-name="P4" draw:layer="layout" svg:x1="8.41cm" svg:y1="19.637cm" svg:x2="8.837cm" svg:y2="19.637cm">
              <text:p/>
            </draw:line>
            <draw:line draw:style-name="gr38" draw:text-style-name="P4" draw:layer="layout" svg:x1="8.075cm" svg:y1="19.637cm" svg:x2="7.648cm" svg:y2="19.637cm">
              <text:p/>
            </draw:line>
          </draw:g>
        </draw:g>
        <draw:g>
          <draw:custom-shape draw:style-name="gr43" draw:text-style-name="P16" draw:layer="layout" svg:width="1.206cm" svg:height="0.712cm" svg:x="9.331cm" svg:y="19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7" draw:layer="layout" svg:width="0.224cm" svg:height="0.644cm" svg:x="9.816cm" svg:y="19.319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4" draw:layer="layout" svg:x1="9.347cm" svg:y1="19.637cm" svg:x2="9.774cm" svg:y2="19.637cm">
            <text:p/>
          </draw:line>
          <draw:line draw:style-name="gr38" draw:text-style-name="P4" draw:layer="layout" svg:x1="10.512cm" svg:y1="19.637cm" svg:x2="10.085cm" svg:y2="19.637cm">
            <text:p/>
          </draw:line>
        </draw:g>
        <draw:g>
          <draw:custom-shape draw:style-name="gr44" draw:text-style-name="P16" draw:layer="layout" svg:width="0.858cm" svg:height="0.712cm" svg:x="11.131cm" svg:y="19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4" draw:layer="layout" svg:x1="11.283cm" svg:y1="19.637cm" svg:x2="11.838cm" svg:y2="19.637cm">
            <text:p/>
          </draw:line>
        </draw:g>
        <draw:g>
          <draw:custom-shape draw:style-name="gr44" draw:text-style-name="P16" draw:layer="layout" svg:width="0.858cm" svg:height="0.712cm" svg:x="12.431cm" svg:y="19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4" draw:layer="layout" svg:x1="13.137cm" svg:y1="19.637cm" svg:x2="12.582cm" svg:y2="19.63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1:51:42.337517292</meta:creation-date>
    <dc:date>2021-07-15T11:37:20.814738169</dc:date>
    <meta:editing-duration>PT2H6M40S</meta:editing-duration>
    <meta:editing-cycles>35</meta:editing-cycles>
    <meta:generator>LibreOffice/6.4.7.2$Linux_X86_64 LibreOffice_project/40$Build-2</meta:generator>
    <meta:document-statistic meta:object-count="311"/>
  </office:meta>
</office:document-meta>
</file>